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romptTabelle" style:family="table">
      <style:table-properties style:width="17cm" table:align="margins" style:shadow="none" style:may-break-between-rows="true" table:border-model="collapsing"/>
    </style:style>
    <style:style style:name="PromptTabelle.A" style:family="table-column">
      <style:table-column-properties style:column-width="8.5cm" style:rel-column-width="32767*"/>
    </style:style>
    <style:style style:name="PromptTabelle.B" style:family="table-column">
      <style:table-column-properties style:column-width="8.5cm" style:rel-column-width="32768*"/>
    </style:style>
    <style:style style:name="PromptTabelle.A1" style:family="table-cell">
      <style:table-cell-properties fo:background-color="#b2b2b2" fo:padding="0cm" fo:border="0.75pt solid #666666" style:writing-mode="page">
        <style:background-image/>
      </style:table-cell-properties>
    </style:style>
    <style:style style:name="PromptTabelle.2" style:family="table-row">
      <style:table-row-properties fo:keep-together="auto"/>
    </style:style>
    <style:style style:name="PromptTabelle.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Tabelle.B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Tabelle.A3" style:family="table-cell">
      <style:table-cell-properties fo:background-color="#eeeeee" fo:padding="0cm" fo:border="0.75pt solid #666666" style:writing-mode="page">
        <style:background-image/>
      </style:table-cell-properties>
    </style:style>
    <style:style style:name="PromptTabelle.B3" style:family="table-cell" style:data-style-name="N10000">
      <style:table-cell-properties fo:background-color="#eeeeee" fo:padding="0cm" fo:border="0.75pt solid #666666" style:writing-mode="page">
        <style:background-image/>
      </style:table-cell-properties>
    </style:style>
    <style:style style:name="P1" style:family="paragraph" style:parent-style-name="Heading_20_2">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Heading_20_2">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2fe18"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ext_20_body">
      <style:paragraph-properties fo:margin-left="0cm" fo:margin-right="0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16342" officeooo:paragraph-rsid="00116342"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paragraph-properties fo:margin-left="0cm" fo:margin-right="0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list-style-name="L1">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list-style-name="L2">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list-style-name="L4">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list-style-name="L6">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list-style-name="L3">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list-style-name="L5">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list-style-name="L7">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list-style-name="L8">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list-style-name="L9">
      <style:paragraph-properties fo:margin-left="1.905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list-style-name="L10">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list-style-name="L11">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list-style-name="L12">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list-style-name="L13">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list-style-name="L14">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list-style-name="L15">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list-style-name="L16">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list-style-name="L17">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list-style-name="L18">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list-style-name="L19">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list-style-name="L20">
      <style:paragraph-properties fo:margin-left="1.905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list-style-name="L21">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list-style-name="L22">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list-style-name="L23">
      <style:paragraph-properties fo:margin-left="1.905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list-style-name="L24">
      <style:paragraph-properties fo:margin-left="2.963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list-style-name="L25">
      <style:paragraph-properties fo:margin-left="1.905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list-style-name="L26">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list-style-name="L27">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list-style-name="L28">
      <style:paragraph-properties fo:margin-left="1.905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list-style-name="L29">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list-style-name="L30">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list-style-name="L31">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background-color="transparent" loext:char-shading-value="0"/>
    </style:style>
    <style:style style:name="T2" style:family="text">
      <style:text-properties fo:color="#000080" loext:opacity="100%" style:text-underline-style="solid" style:text-underline-width="auto" style:text-underline-color="font-color"/>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PromptTabelle" table:style-name="PromptTabelle" table:template-name="Simple Grid Rows">
        <table:table-column table:style-name="PromptTabelle.A"/>
        <table:table-column table:style-name="PromptTabelle.B"/>
        <table:table-row>
          <table:table-cell table:style-name="PromptTabelle.A1" office:value-type="string">
            <text:p text:style-name="P7">Prompt</text:p>
          </table:table-cell>
          <table:table-cell table:style-name="PromptTabelle.A1" office:value-type="string">
            <text:p text:style-name="P7">Answer</text:p>
          </table:table-cell>
        </table:table-row>
        <table:table-row table:style-name="PromptTabelle.2">
          <table:table-cell table:style-name="PromptTabelle.A2" office:value-type="string">
            <text:h text:style-name="P1" text:outline-level="2">You are an Solution Architect and Senior Software Developer with great expierence in the area of Video Generation andn Face Recognition. In that role it is your task to analyse the requirement document above . Your first tasks are 1. Select the 3rd Party Liberies to use so that it meets the requirements 2. Define a list of work packages for implementation 3. Setup the Project. Please specify what Project Type(s) should be created for the solution. Give also List of the Files/Classes and Interfaces which you created. Be on point in your description but there should be no pseudo code or placeholders.</text:h>
            <text:p text:style-name="P4"/>
          </table:table-cell>
          <table:table-cell table:style-name="PromptTabelle.B2" office:value-type="string">
            <text:p text:style-name="P3"><text:bookmark text:name="docs-internal-guid-231a5b10-7fff-cb6d-0fac-8595ffb3eede"/></text:p>
            <text:p text:style-name="P5"><text:span text:style-name="T1">An</text:span>alysis of Requirement Document</text:p>
            <text:p text:style-name="P5">This document outlines the vision for a command-line tool that creates time-lapse movies with facial morphing transitions. Here's a breakdown for your initial tasks:</text:p>
            <text:p text:style-name="P5">1. Selecting 3rd Party Libraries</text:p>
            <text:list text:style-name="L1">
              <text:list-item>
                <text:p text:style-name="P9">Image Processing:</text:p>
              </text:list-item>
            </text:list>
            <text:list text:style-name="L2">
              <text:list-item>
                <text:p text:style-name="P10">Emgu CV (<text:a xlink:type="simple" xlink:href="https://www.nuget.org/packages/Emgu.CV" text:style-name="Internet_20_link" text:visited-style-name="Visited_20_Internet_20_Link"><text:span text:style-name="T2">https://www.nuget.org/packages/Emgu.CV</text:span></text:a>): A .NET wrapper for OpenCV, offering functionalities for image resizing, alig<text:span text:style-name="T1">nment, and format conversion.</text:span></text:p>
              </text:list-item>
            </text:list>
            <text:list text:style-name="L3">
              <text:list-item>
                <text:p text:style-name="P13">Face Detection and Landmarking:</text:p>
              </text:list-item>
            </text:list>
            <text:list text:style-name="L4">
              <text:list-item>
                <text:p text:style-name="P11"><text:span text:style-name="T1">dlib (</text:span><text:a xlink:type="simple" xlink:href="https://github.com/davisking/dlib" text:style-name="Internet_20_link" text:visited-style-name="Visited_20_Internet_20_Link"><text:span text:style-name="T1">https://github.com/davisking/dlib</text:span></text:a><text:span text:style-name="T1">): A C++ library with Python bindings for face detection and landmarking. Can be integrated with C# using tools like SharpCV (</text:span><text:a xlink:type="simple" xlink:href="https://github.com/topics/opencvsharp" text:style-name="Internet_20_link" text:visited-style-name="Visited_20_Internet_20_Link"><text:span text:style-name="T1">https://github.com/topics/opencvsharp</text:span></text:a><text:span text:style-name="T1">)</text:span></text:p>
              </text:list-item>
            </text:list>
            <text:list text:style-name="L5">
              <text:list-item>
                <text:p text:style-name="P14">Video Generation:</text:p>
              </text:list-item>
            </text:list>
            <text:list text:style-name="L6">
              <text:list-item>
                <text:p text:style-name="P12"><text:span text:style-name="T1">FFmpeg (</text:span><text:a xlink:type="simple" xlink:href="https://ffmpeg.org/" text:style-name="Internet_20_link" text:visited-style-name="Visited_20_Internet_20_Link"><text:span text:style-name="T1">https://ffmpeg.org/</text:span></text:a><text:span text:style-name="T1">): A powerful command-line tool for video encoding and decoding. Can be integrated with C# using libraries like NReco.VideoProcessor (</text:span><text:a xlink:type="simple" xlink:href="https://www.nrecosite.com/doc/NReco.VideoConverter/" text:style-name="Internet_20_link" text:visited-style-name="Visited_20_Internet_20_Link"><text:span text:style-name="T1">https://www.nrecosite.com/doc/NReco.VideoConverter/</text:span></text:a><text:span text:style-name="T1">)</text:span></text:p>
              </text:list-item>
            </text:list>
            <text:p text:style-name="P8">2. Work Packages for Implementation</text:p>
            <text:list text:style-name="L7">
              <text:list-item>
                <text:p text:style-name="P15">Command Line Parsing: Develop functionalities to parse user-provided arguments like source directory, target directories, reference image, and video parameters (FPS, output name).</text:p>
              </text:list-item>
              <text:list-item>
                <text:p text:style-name="P15">Image Preprocessing:</text:p>
              </text:list-item>
            </text:list>
            <text:list text:style-name="L8">
              <text:list-item>
                <text:p text:style-name="P16"><text:soft-page-break/>Implement functions to:</text:p>
              </text:list-item>
            </text:list>
            <text:list text:style-name="L9">
              <text:list-item>
                <text:p text:style-name="P17">Load images from the source directory using Emgu CV.</text:p>
              </text:list-item>
              <text:list-item>
                <text:p text:style-name="P17">Resize images to a specified size while maintaining aspect ratio.</text:p>
              </text:list-item>
              <text:list-item>
                <text:p text:style-name="P17">Save resized images to a designated directory.</text:p>
              </text:list-item>
            </text:list>
            <text:list text:style-name="L10">
              <text:list-item>
                <text:p text:style-name="P18">Image Alignment:</text:p>
              </text:list-item>
            </text:list>
            <text:list text:style-name="L11">
              <text:list-item>
                <text:p text:style-name="P19">Integrate dlib for face detection and landmarking.</text:p>
              </text:list-item>
              <text:list-item>
                <text:p text:style-name="P19">Develop logic to align subsequent images with a reference image using landmark features. Emgu CV can be used for image manipulation.</text:p>
              </text:list-item>
              <text:list-item>
                <text:p text:style-name="P19">Implement functionality for optional overlay of aligned image on the previous one.</text:p>
              </text:list-item>
              <text:list-item>
                <text:p text:style-name="P19">Save aligned images to a separate directory.</text:p>
              </text:list-item>
            </text:list>
            <text:list text:style-name="L12">
              <text:list-item>
                <text:p text:style-name="P20">Face Morphing:</text:p>
              </text:list-item>
            </text:list>
            <text:list text:style-name="L13">
              <text:list-item>
                <text:p text:style-name="P21">Implement logic to create a morph sequence between two aligned images based on landmark positions. This might involve linear interpolation or more advanced techniques.</text:p>
              </text:list-item>
              <text:list-item>
                <text:p text:style-name="P21">Use Emgu CV for image blending during the morph transition.</text:p>
              </text:list-item>
            </text:list>
            <text:list text:style-name="L14">
              <text:list-item>
                <text:p text:style-name="P22">Video Generation:</text:p>
              </text:list-item>
            </text:list>
            <text:list text:style-name="L15">
              <text:list-item>
                <text:p text:style-name="P23">Develop functionalities to generate a video file using FFmpeg through a wrapper library like NReco.VideoProcessor.</text:p>
              </text:list-item>
              <text:list-item>
                <text:p text:style-name="P23">Incorporate user-specified FPS and output filename.</text:p>
              </text:list-item>
              <text:list-item>
                <text:p text:style-name="P23">Combine the morphed image <text:soft-page-break/>sequences into the final video.</text:p>
              </text:list-item>
            </text:list>
            <text:p text:style-name="P8">3. Project Setup</text:p>
            <text:list text:style-name="L16">
              <text:list-item>
                <text:p text:style-name="P24">Project Type: Create a single Console Application project in Visual Studio 2022 Community Edition.</text:p>
              </text:list-item>
              <text:list-item>
                <text:p text:style-name="P24">Files and Classes:</text:p>
              </text:list-item>
            </text:list>
            <text:list text:style-name="L17">
              <text:list-item>
                <text:p text:style-name="P25">Program.cs: Main entry point for the application logic. Handles command-line argument parsing and program flow.</text:p>
              </text:list-item>
              <text:list-item>
                <text:p text:style-name="P25">ImageProcessing.cs: Contains functions for image loading, resizing, saving, and potentially basic alignment functionalities.</text:p>
              </text:list-item>
              <text:list-item>
                <text:p text:style-name="P25">FaceAlignment.cs: Integrates dlib for face detection and landmarking. Implements logic for aligning images based on landmarks.</text:p>
              </text:list-item>
              <text:list-item>
                <text:p text:style-name="P25">FaceMorphing.cs: Implements logic to create morph sequences between aligned images.</text:p>
              </text:list-item>
              <text:list-item>
                <text:p text:style-name="P25">VideoGeneration.cs: Handles video generation using FFmpeg wrapper library and incorporates user-specified parameters.</text:p>
              </text:list-item>
              <text:list-item>
                <text:p text:style-name="P25">Utils.cs: Contains helper functions for file management, error handling, etc.</text:p>
              </text:list-item>
            </text:list>
            <text:p text:style-name="P8">This is a high-level breakdown. Each work package can be further divided into smaller tasks for easier development and testing.</text:p>
            <text:p text:style-name="P4"/>
          </table:table-cell>
        </table:table-row>
        <table:table-row table:style-name="PromptTabelle.2">
          <table:table-cell table:style-name="PromptTabelle.A3" office:value-type="string">
            <text:h text:style-name="P2" text:outline-level="2"/>
          </table:table-cell>
          <table:table-cell table:style-name="PromptTabelle.B3">
            <text:p text:style-name="P3"/>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9T20:28:45.305000000</meta:creation-date>
    <dc:date>2024-03-31T22:55:58.245000000</dc:date>
    <meta:editing-duration>PT14M45S</meta:editing-duration>
    <meta:editing-cycles>3</meta:editing-cycles>
    <meta:generator>LibreOffice/7.6.6.3$Windows_X86_64 LibreOffice_project/d97b2716a9a4a2ce1391dee1765565ea469b0ae7</meta:generator>
    <meta:document-statistic meta:table-count="1" meta:image-count="0" meta:object-count="0" meta:page-count="3" meta:paragraph-count="41" meta:word-count="530" meta:character-count="3639" meta:non-whitespace-character-count="3182"/>
  </office:meta>
</office:document-meta>
</file>